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5.838cm"/>
    </style:style>
    <style:style style:name="co3" style:family="table-column">
      <style:table-column-properties fo:break-before="auto" style:column-width="6.6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7.1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6.416cm" svg:y="7.45cm">
            <draw:object draw:notify-on-update-of-ranges="Feuille1.B3:Feuille1.B3 Feuille1.B3:Feuille1.B9 Feuille1.A3:Feuille1.A9 Feuille1.C3:Feuille1.C3 Feuille1.C3:Feuille1.C9 Feuille1.A3:Feuille1.A9 Feuille1.G3:Feuille1.G3 Feuille1.G3:Feuille1.G9 Feuille1.F3:Feuille1.F9 Feuille1.H3:Feuille1.H3 Feuille1.H3:Feuille1.H9 Feuille1.F3:Feuille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jout de cercles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Ajout de rectangles</text:p>
          </table:table-cell>
          <table:covered-table-cell/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emps de ajout des cercles (ms)</text:p>
          </table:table-cell>
          <table:table-cell office:value-type="string" calcext:value-type="string">
            <text:p>Temps de suppression des cercles (ms)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Temps d'ajout des rectangles (ms)</text:p>
          </table:table-cell>
          <table:table-cell office:value-type="string" calcext:value-type="string">
            <text:p>Temps de suppression des rectangles (ms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231" calcext:value-type="float">
            <text:p>6231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89" calcext:value-type="float">
            <text:p>6189</text:p>
          </table:table-cell>
          <table:table-cell office:value-type="float" office:value="909" calcext:value-type="float">
            <text:p>90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0181" calcext:value-type="float">
            <text:p>30181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020" calcext:value-type="float">
            <text:p>51020</text:p>
          </table:table-cell>
          <table:table-cell office:value-type="float" office:value="3977" calcext:value-type="float">
            <text:p>3977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41983" calcext:value-type="float">
            <text:p>241983</text:p>
          </table:table-cell>
          <table:table-cell office:value-type="float" office:value="34908" calcext:value-type="float">
            <text:p>3490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23054" calcext:value-type="float">
            <text:p>223054</text:p>
          </table:table-cell>
          <table:table-cell office:value-type="float" office:value="31660" calcext:value-type="float">
            <text:p>31660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2172557" calcext:value-type="float">
            <text:p>2172557</text:p>
          </table:table-cell>
          <table:table-cell office:value-type="float" office:value="268019" calcext:value-type="float">
            <text:p>268019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2267930" calcext:value-type="float">
            <text:p>2267930</text:p>
          </table:table-cell>
          <table:table-cell office:value-type="float" office:value="275405" calcext:value-type="float">
            <text:p>2754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302440" calcext:value-type="float">
            <text:p>4302440</text:p>
          </table:table-cell>
          <table:table-cell office:value-type="float" office:value="575999" calcext:value-type="float">
            <text:p>57599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593537" calcext:value-type="float">
            <text:p>4593537</text:p>
          </table:table-cell>
          <table:table-cell office:value-type="float" office:value="527337" calcext:value-type="float">
            <text:p>527337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22551645" calcext:value-type="float">
            <text:p>22551645</text:p>
          </table:table-cell>
          <table:table-cell office:value-type="float" office:value="2945737" calcext:value-type="float">
            <text:p>2945737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22989863" calcext:value-type="float">
            <text:p>22989863</text:p>
          </table:table-cell>
          <table:table-cell office:value-type="float" office:value="2821347" calcext:value-type="float">
            <text:p>2821347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 table:number-rows-repeated="7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 table:number-rows-repeated="6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23:53:15.581422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3:35:24.167464399</meta:creation-date>
    <meta:generator>LibreOffice/4.1.4.2$Linux_X86_64 LibreOffice_project/410m0$Build-2</meta:generator>
    <dc:date>2014-01-27T00:09:16.548170101</dc:date>
    <meta:editing-duration>PT30M8S</meta:editing-duration>
    <meta:editing-cycles>11</meta:editing-cycles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3cm" svg:y="0.316cm" chart:style-name="ch2">
          <text:p>Temps d'ajout et de suppression d'éléments en fonction de leur nombre</text:p>
        </chart:title>
        <chart:legend chart:legend-position="end" svg:x="10.237cm" svg:y="2.66cm" style:legend-expansion="high" chart:style-name="ch3"/>
        <chart:plot-area chart:style-name="ch4" table:cell-range-address="Feuille1.A3:Feuille1.C9 Feuille1.G3:Feuille1.H9" chart:data-source-has-labels="row" svg:x="1.331cm" svg:y="1.635cm" svg:width="8.266cm" svg:height="6.204cm">
          <chartooo:coordinate-region svg:x="3.064cm" svg:y="1.834cm" svg:width="5.976cm" svg:height="5.358cm"/>
          <chart:axis chart:dimension="x" chart:name="primary-x" chart:style-name="ch5">
            <chart:title svg:x="3.965cm" svg:y="8.019cm" chart:style-name="ch6">
              <text:p>Nombre d'éléments</text:p>
            </chart:title>
          </chart:axis>
          <chart:axis chart:dimension="y" chart:name="primary-y" chart:style-name="ch5">
            <chart:title svg:x="0.451cm" svg:y="5.667cm" chart:style-name="ch7">
              <text:p>Temps (ms)</text:p>
            </chart:title>
            <chart:grid chart:style-name="ch8" chart:class="major"/>
          </chart:axis>
          <chart:series chart:style-name="ch9" chart:values-cell-range-address="Feuille1.B3:Feuille1.B9" chart:label-cell-address="Feuille1.B3:Feuille1.B3" chart:class="chart:scatter">
            <chart:domain table:cell-range-address="Feuille1.A3:Feuille1.A9"/>
            <chart:data-point chart:repeated="7"/>
          </chart:series>
          <chart:series chart:style-name="ch10" chart:values-cell-range-address="Feuille1.C3:Feuille1.C9" chart:label-cell-address="Feuille1.C3:Feuille1.C3" chart:class="chart:scatter">
            <chart:data-point chart:repeated="7"/>
          </chart:series>
          <chart:series chart:style-name="ch11" chart:values-cell-range-address="Feuille1.G3:Feuille1.G9" chart:label-cell-address="Feuille1.G3:Feuille1.G3" chart:class="chart:scatter">
            <chart:domain table:cell-range-address="Feuille1.F3:Feuille1.F9"/>
            <chart:data-point chart:repeated="7"/>
          </chart:series>
          <chart:series chart:style-name="ch12" chart:values-cell-range-address="Feuille1.H3:Feuille1.H9" chart:label-cell-address="Feuille1.H3:Feuille1.H3" chart:class="chart:scatter">
            <chart:domain table:cell-range-address="Feuille1.F3:Feuille1.F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de ajout des cercles (ms)</text:p>
                <draw:g>
                  <svg:desc>Feuille1.B3:Feuille1.B3</svg:desc>
                </draw:g>
              </table:table-cell>
              <table:table-cell office:value-type="string">
                <text:p>Temps de suppression des cercles (ms)</text:p>
                <draw:g>
                  <svg:desc>Feuille1.C3:Feuille1.C3</svg:desc>
                </draw:g>
              </table:table-cell>
              <table:table-cell office:value-type="string">
                <text:p>Colonne F</text:p>
              </table:table-cell>
              <table:table-cell office:value-type="string">
                <text:p>Temps d'ajout des rectangles (ms)</text:p>
                <draw:g>
                  <svg:desc>Feuille1.G3:Feuille1.G3</svg:desc>
                </draw:g>
              </table:table-cell>
              <table:table-cell office:value-type="string">
                <text:p>Colonne F</text:p>
              </table:table-cell>
              <table:table-cell office:value-type="string">
                <text:p>Temps de suppression des rectangles (ms)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A3:Feuille1.A9</svg:desc>
                </draw:g>
              </table:table-cell>
              <table:table-cell office:value-type="float" office:value="NaN">
                <text:p>NaN</text:p>
                <draw:g>
                  <svg:desc>Feuille1.B3:Feuille1.B9</svg:desc>
                </draw:g>
              </table:table-cell>
              <table:table-cell office:value-type="float" office:value="NaN">
                <text:p>NaN</text:p>
                <draw:g>
                  <svg:desc>Feuille1.C3:Feuille1.C9</svg:desc>
                </draw:g>
              </table:table-cell>
              <table:table-cell office:value-type="float" office:value="NaN">
                <text:p>NaN</text:p>
                <draw:g>
                  <svg:desc>Feuille1.F3:Feuille1.F9</svg:desc>
                </draw:g>
              </table:table-cell>
              <table:table-cell office:value-type="float" office:value="NaN">
                <text:p>NaN</text:p>
                <draw:g>
                  <svg:desc>Feuille1.G3:Feuille1.G9</svg:desc>
                </draw:g>
              </table:table-cell>
              <table:table-cell office:value-type="float" office:value="NaN">
                <text:p>NaN</text:p>
                <draw:g>
                  <svg:desc>Feuille1.F3:Feuille1.F9</svg:desc>
                </draw:g>
              </table:table-cell>
              <table:table-cell office:value-type="float" office:value="NaN">
                <text:p>NaN</text:p>
                <draw:g>
                  <svg:desc>Feuille1.H3:Feuille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231">
                <text:p>6231</text:p>
              </table:table-cell>
              <table:table-cell office:value-type="float" office:value="334">
                <text:p>334</text:p>
              </table:table-cell>
              <table:table-cell office:value-type="float" office:value="100">
                <text:p>100</text:p>
              </table:table-cell>
              <table:table-cell office:value-type="float" office:value="6189">
                <text:p>6189</text:p>
              </table:table-cell>
              <table:table-cell office:value-type="float" office:value="100">
                <text:p>10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0181">
                <text:p>30181</text:p>
              </table:table-cell>
              <table:table-cell office:value-type="float" office:value="1560">
                <text:p>1560</text:p>
              </table:table-cell>
              <table:table-cell office:value-type="float" office:value="1000">
                <text:p>1000</text:p>
              </table:table-cell>
              <table:table-cell office:value-type="float" office:value="51020">
                <text:p>51020</text:p>
              </table:table-cell>
              <table:table-cell office:value-type="float" office:value="1000">
                <text:p>1000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41983">
                <text:p>241983</text:p>
              </table:table-cell>
              <table:table-cell office:value-type="float" office:value="34908">
                <text:p>34908</text:p>
              </table:table-cell>
              <table:table-cell office:value-type="float" office:value="5000">
                <text:p>5000</text:p>
              </table:table-cell>
              <table:table-cell office:value-type="float" office:value="223054">
                <text:p>223054</text:p>
              </table:table-cell>
              <table:table-cell office:value-type="float" office:value="5000">
                <text:p>5000</text:p>
              </table:table-cell>
              <table:table-cell office:value-type="float" office:value="31660">
                <text:p>316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2172557">
                <text:p>2172557</text:p>
              </table:table-cell>
              <table:table-cell office:value-type="float" office:value="268019">
                <text:p>268019</text:p>
              </table:table-cell>
              <table:table-cell office:value-type="float" office:value="50000">
                <text:p>50000</text:p>
              </table:table-cell>
              <table:table-cell office:value-type="float" office:value="2267930">
                <text:p>2267930</text:p>
              </table:table-cell>
              <table:table-cell office:value-type="float" office:value="50000">
                <text:p>50000</text:p>
              </table:table-cell>
              <table:table-cell office:value-type="float" office:value="275405">
                <text:p>275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302440">
                <text:p>4302440</text:p>
              </table:table-cell>
              <table:table-cell office:value-type="float" office:value="575999">
                <text:p>575999</text:p>
              </table:table-cell>
              <table:table-cell office:value-type="float" office:value="100000">
                <text:p>100000</text:p>
              </table:table-cell>
              <table:table-cell office:value-type="float" office:value="4593537">
                <text:p>4593537</text:p>
              </table:table-cell>
              <table:table-cell office:value-type="float" office:value="100000">
                <text:p>100000</text:p>
              </table:table-cell>
              <table:table-cell office:value-type="float" office:value="527337">
                <text:p>527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">
                <text:p>500000</text:p>
              </table:table-cell>
              <table:table-cell office:value-type="float" office:value="22551645">
                <text:p>22551645</text:p>
              </table:table-cell>
              <table:table-cell office:value-type="float" office:value="2945737">
                <text:p>2945737</text:p>
              </table:table-cell>
              <table:table-cell office:value-type="float" office:value="500000">
                <text:p>500000</text:p>
              </table:table-cell>
              <table:table-cell office:value-type="float" office:value="22989863">
                <text:p>22989863</text:p>
              </table:table-cell>
              <table:table-cell office:value-type="float" office:value="500000">
                <text:p>500000</text:p>
              </table:table-cell>
              <table:table-cell office:value-type="float" office:value="2821347">
                <text:p>2821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